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Helvetica, sans-serif"/>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Pagul" fo:font-size="14pt" fo:letter-spacing="normal" fo:font-style="normal" fo:font-weight="normal" officeooo:rsid="00278012" officeooo:paragraph-rsid="00278012"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000000" style:font-name="Pagul" fo:font-size="14pt" fo:letter-spacing="normal" fo:font-style="normal" fo:font-weight="normal" officeooo:rsid="00278012" officeooo:paragraph-rsid="00278012" style:font-size-asian="14pt" style:font-size-complex="14pt"/>
    </style:style>
    <style:style style:name="P3" style:family="paragraph" style:parent-style-name="Standard">
      <style:paragraph-properties fo:text-align="start" style:justify-single-word="false"/>
      <style:text-properties fo:font-variant="normal" fo:text-transform="none" fo:color="#000000" style:font-name="Pagul" fo:font-size="14pt" fo:letter-spacing="normal" fo:font-style="normal" style:text-underline-style="solid" style:text-underline-width="auto" style:text-underline-color="font-color" fo:font-weight="normal" officeooo:rsid="00278012" officeooo:paragraph-rsid="0027801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variant="normal" fo:text-transform="none" fo:color="#000000" style:font-name="Pagul" fo:font-size="14pt" fo:letter-spacing="normal" officeooo:paragraph-rsid="00295632" style:font-size-asian="14pt" style:font-size-complex="14pt"/>
    </style:style>
    <style:style style:name="P5" style:family="paragraph" style:parent-style-name="Standard">
      <style:paragraph-properties fo:text-align="start" style:justify-single-word="false"/>
      <style:text-properties fo:font-variant="normal" fo:text-transform="none" fo:color="#000000" style:font-name="Pagul" fo:font-size="14pt" fo:letter-spacing="normal" fo:font-weight="bold" officeooo:rsid="00278012" officeooo:paragraph-rsid="00278012" style:font-size-asian="14pt" style:font-weight-asian="bold" style:font-size-complex="14pt" style:font-weight-complex="bold"/>
    </style:style>
    <style:style style:name="P6" style:family="paragraph" style:parent-style-name="Standard">
      <style:text-properties fo:font-variant="normal" fo:text-transform="none" fo:color="#000000" style:font-name="Roboto" fo:font-size="12pt" fo:letter-spacing="normal" fo:font-style="normal" fo:font-weight="normal" officeooo:rsid="00278012" officeooo:paragraph-rsid="00278012"/>
    </style:style>
    <style:style style:name="P7" style:family="paragraph" style:parent-style-name="Standard">
      <style:paragraph-properties fo:text-align="start" style:justify-single-word="false"/>
      <style:text-properties fo:color="#000000" style:font-name="Pagul" fo:font-size="14pt" officeooo:rsid="00278012" officeooo:paragraph-rsid="00278012" style:font-size-asian="14pt" style:font-size-complex="14pt"/>
    </style:style>
    <style:style style:name="P8" style:family="paragraph" style:parent-style-name="Standard">
      <style:paragraph-properties fo:text-align="start" style:justify-single-word="false"/>
      <style:text-properties fo:color="#000000" style:font-name="Pagul" fo:font-size="14pt" officeooo:rsid="002ab5cd" officeooo:paragraph-rsid="00278012" style:font-size-asian="14pt" style:font-size-complex="14pt"/>
    </style:style>
    <style:style style:name="P9" style:family="paragraph" style:parent-style-name="Text_20_body">
      <style:paragraph-properties fo:text-align="start" style:justify-single-word="false"/>
      <style:text-properties fo:font-variant="normal" fo:text-transform="none" fo:color="#000000" style:font-name="Pagul" fo:font-size="14pt" fo:letter-spacing="normal" fo:font-style="normal" fo:font-weight="normal" officeooo:rsid="00278012" officeooo:paragraph-rsid="00278012" style:font-size-asian="14pt" style:font-size-complex="14pt"/>
    </style:style>
    <style:style style:name="P10" style:family="paragraph" style:parent-style-name="Text_20_body">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rsid="002660c0" officeooo:paragraph-rsid="002660c0" style:font-size-asian="14pt" style:font-weight-asian="normal" style:font-size-complex="14pt" style:font-weight-complex="normal"/>
    </style:style>
    <style:style style:name="P11" style:family="paragraph" style:parent-style-name="Text_20_body">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style:font-size-asian="14pt" style:font-weight-asian="normal" style:font-size-complex="14pt" style:font-weight-complex="normal"/>
    </style:style>
    <style:style style:name="P12" style:family="paragraph" style:parent-style-name="Text_20_body">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style:font-size-asian="14pt" style:font-size-complex="14pt"/>
    </style:style>
    <style:style style:name="P13" style:family="paragraph" style:parent-style-name="Text_20_body">
      <style:paragraph-properties fo:margin-left="0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variant="normal" fo:text-transform="none" fo:color="#000000" style:font-name="Pagul" fo:font-size="14pt" fo:letter-spacing="normal" fo:font-style="normal" fo:font-weight="bold" officeooo:rsid="00295632" officeooo:paragraph-rsid="00278012" style:font-size-asian="14pt" style:font-size-complex="14pt"/>
    </style:style>
    <style:style style:name="P15" style:family="paragraph" style:parent-style-name="Standard">
      <style:text-properties fo:font-variant="normal" fo:text-transform="none" fo:color="#000000" style:font-name="Pagul" fo:font-size="14pt" fo:letter-spacing="normal" fo:font-style="normal" fo:font-weight="normal" officeooo:rsid="00295632" officeooo:paragraph-rsid="00295632" style:font-size-asian="14pt" style:font-size-complex="14pt"/>
    </style:style>
    <style:style style:name="P16" style:family="paragraph" style:parent-style-name="Standard">
      <style:text-properties fo:font-variant="normal" fo:text-transform="none" fo:color="#000000" style:font-name="Roboto" fo:font-size="12pt" fo:letter-spacing="normal" fo:font-style="normal" fo:font-weight="normal" officeooo:rsid="00295632" officeooo:paragraph-rsid="00295632"/>
    </style:style>
    <style:style style:name="P17"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style:font-size-asian="14pt" style:font-weight-asian="bold" style:font-size-complex="14pt" style:font-weight-complex="bold"/>
    </style:style>
    <style:style style:name="P18"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officeooo:paragraph-rsid="002539b0" style:font-size-asian="14pt" style:font-weight-asian="bold" style:font-size-complex="14pt" style:font-weight-complex="bold"/>
    </style:style>
    <style:style style:name="P19"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officeooo:rsid="002c26e9" officeooo:paragraph-rsid="002c26e9" style:font-size-asian="14pt" style:font-weight-asian="bold" style:font-size-complex="14pt" style:font-weight-complex="bold"/>
    </style:style>
    <style:style style:name="P20"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officeooo:paragraph-rsid="002ab67e" style:font-size-asian="14pt" style:font-size-complex="14pt"/>
    </style:style>
    <style:style style:name="P21"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bold" officeooo:rsid="002c26e9" officeooo:paragraph-rsid="002c26e9" style:font-size-asian="14pt" style:font-size-complex="14pt"/>
    </style:style>
    <style:style style:name="P22"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style:text-underline-style="solid" style:text-underline-width="auto" style:text-underline-color="font-color" fo:font-weight="normal" officeooo:rsid="002ab67e" officeooo:paragraph-rsid="002ab67e" style:font-size-asian="14pt" style:font-weight-asian="normal" style:font-size-complex="14pt" style:font-weight-complex="normal"/>
    </style:style>
    <style:style style:name="P23"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style:text-underline-style="solid" style:text-underline-width="auto" style:text-underline-color="font-color" fo:font-weight="normal" officeooo:rsid="001bfeea" officeooo:paragraph-rsid="002ab67e" style:font-size-asian="14pt" style:font-weight-asian="normal" style:font-size-complex="14pt" style:font-weight-complex="normal"/>
    </style:style>
    <style:style style:name="P24"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style:text-underline-style="solid" style:text-underline-width="auto" style:text-underline-color="font-color" fo:font-weight="normal" officeooo:rsid="002c26e9" officeooo:paragraph-rsid="002c26e9" style:font-size-asian="14pt" style:font-weight-asian="normal" style:font-size-complex="14pt" style:font-weight-complex="normal"/>
    </style:style>
    <style:style style:name="P25"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paragraph-rsid="001a8cf9" style:font-size-asian="14pt" style:font-weight-asian="normal" style:font-size-complex="14pt" style:font-weight-complex="normal"/>
    </style:style>
    <style:style style:name="P26"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rsid="001bfeea" officeooo:paragraph-rsid="002ab67e" style:font-size-asian="14pt" style:font-weight-asian="normal" style:font-size-complex="14pt" style:font-weight-complex="normal"/>
    </style:style>
    <style:style style:name="P27"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rsid="001bfeea" officeooo:paragraph-rsid="0020d8d1" style:font-size-asian="14pt" style:font-weight-asian="normal" style:font-size-complex="14pt" style:font-weight-complex="normal"/>
    </style:style>
    <style:style style:name="P28" style:family="paragraph" style:parent-style-name="Text_20_body" style:list-style-name="L1">
      <style:paragraph-properties fo:margin-left="0.529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rsid="00250abf" style:font-size-asian="14pt" style:font-weight-asian="normal" style:font-size-complex="14pt" style:font-weight-complex="normal"/>
    </style:style>
    <style:style style:name="P29" style:family="paragraph" style:parent-style-name="Text_20_body" style:list-style-name="L1">
      <style:paragraph-properties fo:margin-left="0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fo:letter-spacing="normal" officeooo:paragraph-rsid="0030a4f3"/>
    </style:style>
    <style:style style:name="P30" style:family="paragraph" style:parent-style-name="Text_20_body" style:list-style-name="L1">
      <style:paragraph-properties fo:margin-left="0cm" fo:margin-right="0.529cm" fo:margin-top="0.132cm" fo:margin-bottom="0.265cm" loext:contextual-spacing="false" fo:text-align="start" style:justify-single-word="false" fo:orphans="2" fo:widows="2" fo:text-indent="0cm" style:auto-text-indent="false" fo:padding="0cm" fo:border="none"/>
      <style:text-properties fo:font-variant="normal" fo:text-transform="none" fo:color="#000000" style:font-name="Pagul" fo:font-size="14pt" fo:letter-spacing="normal" fo:font-style="normal" fo:font-weight="normal" officeooo:rsid="002f7d77" officeooo:paragraph-rsid="002539b0" style:font-size-asian="14pt" style:font-weight-asian="normal" style:font-size-complex="14pt" style:font-weight-complex="normal"/>
    </style:style>
    <style:style style:name="T1" style:family="text">
      <style:text-properties officeooo:rsid="0018b316"/>
    </style:style>
    <style:style style:name="T2" style:family="text">
      <style:text-properties style:text-underline-style="none" officeooo:rsid="002ab5cd"/>
    </style:style>
    <style:style style:name="T3" style:family="text">
      <style:text-properties fo:font-style="normal" fo:font-weight="normal"/>
    </style:style>
    <style:style style:name="T4" style:family="text">
      <style:text-properties fo:font-style="normal" fo:font-weight="normal" officeooo:rsid="00295632" style:font-weight-asian="normal" style:font-weight-complex="normal"/>
    </style:style>
    <style:style style:name="T5" style:family="text">
      <style:text-properties fo:font-style="normal" fo:font-weight="normal" officeooo:rsid="00295632"/>
    </style:style>
    <style:style style:name="T6" style:family="text">
      <style:text-properties fo:font-style="normal" fo:font-weight="normal" officeooo:rsid="002ab5cd"/>
    </style:style>
    <style:style style:name="T7" style:family="text">
      <style:text-properties fo:font-style="normal" style:text-underline-style="solid" style:text-underline-width="auto" style:text-underline-color="font-color" fo:font-weight="normal" style:font-weight-asian="normal" style:font-weight-complex="normal"/>
    </style:style>
    <style:style style:name="T8" style:family="text">
      <style:text-properties fo:font-weight="bold" officeooo:rsid="00295632"/>
    </style:style>
    <style:style style:name="T9" style:family="text">
      <style:text-properties officeooo:rsid="001d9766"/>
    </style:style>
    <style:style style:name="T10" style:family="text">
      <style:text-properties officeooo:rsid="002285cf"/>
    </style:style>
    <style:style style:name="T11" style:family="text">
      <style:text-properties fo:font-weight="normal" style:font-weight-asian="normal" style:font-weight-complex="normal"/>
    </style:style>
    <style:style style:name="T12" style:family="text">
      <style:text-properties fo:font-weight="normal" officeooo:rsid="002ab5cd" style:font-weight-asian="normal" style:font-weight-complex="normal"/>
    </style:style>
    <style:style style:name="T13" style:family="text">
      <style:text-properties fo:font-weight="normal" officeooo:rsid="001b4fc8" style:font-weight-asian="normal" style:font-weight-complex="normal"/>
    </style:style>
    <style:style style:name="T14" style:family="text">
      <style:text-properties fo:font-weight="normal" officeooo:rsid="002d88de" style:font-weight-asian="normal" style:font-weight-complex="normal"/>
    </style:style>
    <style:style style:name="T15" style:family="text">
      <style:text-properties fo:font-weight="normal" officeooo:rsid="002ab67e" style:font-weight-asian="normal" style:font-weight-complex="normal"/>
    </style:style>
    <style:style style:name="T16" style:family="text">
      <style:text-properties officeooo:rsid="002660c0"/>
    </style:style>
    <style:style style:name="T17" style:family="text">
      <style:text-properties officeooo:rsid="00278012"/>
    </style:style>
    <style:style style:name="T18" style:family="text">
      <style:text-properties officeooo:rsid="00295632"/>
    </style:style>
    <style:style style:name="T19" style:family="text">
      <style:text-properties officeooo:rsid="002ab5cd"/>
    </style:style>
    <style:style style:name="T20" style:family="text">
      <style:text-properties style:font-weight-asian="normal" style:font-weight-complex="normal"/>
    </style:style>
    <style:style style:name="T21" style:family="text">
      <style:text-properties officeooo:rsid="00295632" style:font-weight-asian="normal" style:font-weight-complex="normal"/>
    </style:style>
    <style:style style:name="T22" style:family="text">
      <style:text-properties officeooo:rsid="002e1f63" style:font-weight-asian="normal" style:font-weight-complex="normal"/>
    </style:style>
    <style:style style:name="T23" style:family="text">
      <style:text-properties officeooo:rsid="002ab67e"/>
    </style:style>
    <style:style style:name="T24" style:family="text">
      <style:text-properties officeooo:rsid="002c26e9"/>
    </style:style>
    <style:style style:name="T25" style:family="text">
      <style:text-properties officeooo:rsid="002d88de"/>
    </style:style>
    <style:style style:name="T26" style:family="text">
      <style:text-properties officeooo:rsid="002e1f63"/>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2ab5cd" style:font-weight-asian="normal" style:font-weight-complex="normal"/>
    </style:style>
    <style:style style:name="T29" style:family="text">
      <style:text-properties style:font-name="Pagul" fo:font-size="14pt" fo:font-style="normal" fo:font-weight="bold" officeooo:rsid="002d88de" style:font-size-asian="14pt" style:font-weight-asian="bold" style:font-size-complex="14pt" style:font-weight-complex="bold"/>
    </style:style>
    <style:style style:name="T30" style:family="text">
      <style:text-properties style:font-name="Pagul" fo:font-size="14pt" fo:font-style="normal" fo:font-weight="normal" officeooo:rsid="002d88de" style:font-size-asian="14pt" style:font-weight-asian="normal" style:font-size-complex="14pt" style:font-weight-complex="normal"/>
    </style:style>
    <style:style style:name="T31" style:family="text">
      <style:text-properties style:font-name="Pagul" fo:font-size="14pt" fo:font-style="normal" fo:font-weight="normal" officeooo:rsid="002f7d77" style:font-size-asian="14pt" style:font-weight-asian="normal" style:font-size-complex="14pt" style:font-weight-complex="normal"/>
    </style:style>
    <style:style style:name="T32" style:family="text">
      <style:text-properties style:font-name="Pagul" fo:font-size="14pt" fo:font-style="normal" fo:font-weight="normal" officeooo:rsid="00306a2c" style:font-size-asian="14pt" style:font-weight-asian="normal" style:font-size-complex="14pt" style:font-weight-complex="normal"/>
    </style:style>
    <style:style style:name="T33" style:family="text">
      <style:text-properties style:font-name="Pagul" fo:font-size="14pt" fo:font-style="normal" fo:font-weight="normal" officeooo:rsid="0018b316" style:font-size-asian="14pt" style:font-weight-asian="normal" style:font-size-complex="14pt" style:font-weight-complex="normal"/>
    </style:style>
    <style:style style:name="T34" style:family="text">
      <style:text-properties style:font-name="Pagul" fo:font-size="14pt" fo:font-style="normal" fo:font-weight="normal" officeooo:rsid="0030a4f3" style:font-size-asian="14pt" style:font-weight-asian="normal" style:font-size-complex="14pt" style:font-weight-complex="normal"/>
    </style:style>
    <style:style style:name="T35" style:family="text">
      <style:text-properties style:font-name="Pagul" fo:font-size="14pt" fo:font-style="normal" fo:font-weight="normal" officeooo:rsid="0031608f" style:font-size-asian="14pt" style:font-weight-asian="normal" style:font-size-complex="14pt" style:font-weight-complex="normal"/>
    </style:style>
    <style:style style:name="T36" style:family="text">
      <style:text-properties style:font-name="Pagul" fo:font-size="14pt" fo:font-style="normal" fo:font-weight="normal" officeooo:rsid="0034488a" style:font-size-asian="14pt" style:font-weight-asian="normal" style:font-size-complex="14pt" style:font-weight-complex="normal"/>
    </style:style>
    <text:list-style style:name="L1">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2123671" text:style-name="L1">
        <text:list-item>
          <text:p text:style-name="P17"><text:s/>Présentation d’ensemble du projet</text:p>
          <text:p text:style-name="P22">1-1 Présentation de l’entreprise</text:p>
          <text:p text:style-name="P25">Présentation de l’entrepris<text:span text:style-name="T1">e: Sonatel Academy Hôtel est un projet de la filiale Sonatel Academy. Nous allons réaliser la partie front du site web de l’hôtel afin de permettre à la future clientèle de voir la SAH dans l’ensemble et d’avoir un aperçu des activités qu’elle offre. </text:span></text:p>
          <text:p text:style-name="P23"><text:span text:style-name="T23">1-2-</text:span>Objectifs <text:span text:style-name="T23">du site</text:span></text:p>
          <text:p text:style-name="P20"><text:span text:style-name="T13">Le site de </text:span><text:span text:style-name="T12">l’hôtel</text:span><text:span text:style-name="T13"> est un site vitrine avec les pages suivantes:</text:span><text:span text:style-name="T12">l’accueil</text:span><text:span text:style-name="T13">, chambres(suites, chambres familles, chambres couples, chambres individuelles), à propos de nous, contact, événements.</text:span><text:span text:style-name="T15">L’hôtel cible les entreprises et les particuliers. </text:span></text:p>
          <text:p text:style-name="P26"><text:span text:style-name="T23">Nos </text:span>cible<text:span text:style-name="T23">s(</text:span> les Sociétés anonymes, les cadres, des touristes à revenus importantes<text:span text:style-name="T23">) aiment découvrir de nouveaux cadre calme relaxant et luxueux.</text:span></text:p>
          <text:p text:style-name="P26">SAH souhaite obtenir un <text:span text:style-name="T9">taux de visite du site de 60% sur le marché avec un volume de prospects de 30% des visiteurs.</text:span></text:p>
          <text:p text:style-name="P27">Périmètre du projet: <text:span text:style-name="T10">Le site est en français et s’adapte aux supports mobiles.</text:span></text:p>
        </text:list-item>
        <text:list-item>
          <text:p text:style-name="P17">Description de la charte graphique</text:p>
          <text:p text:style-name="P29"><text:span text:style-name="T29"><text:s text:c="4"/></text:span><text:span text:style-name="T31">L</text:span><text:span text:style-name="T30">e code couleur de </text:span><text:span text:style-name="T31">n</text:span><text:span text:style-name="T30">otre site </text:span><text:span text:style-name="T31">est </text:span><text:span text:style-name="T34">le</text:span><text:span text:style-name="T30"> </text:span><text:span text:style-name="T33">bleu </text:span><text:span text:style-name="T31">et </text:span><text:span text:style-name="T30">la couleur dominante </text:span><text:span text:style-name="T31">est </text:span><text:span text:style-name="T36">la couleur</text:span><text:span text:style-name="T31"> </text:span><text:span text:style-name="T34">blanche. On a <text:s/>l</text:span><text:span text:style-name="T32">es </text:span><text:span text:style-name="T34">même </text:span><text:span text:style-name="T32">variations du code couleur selon les sections </text:span><text:span text:style-name="T34">et</text:span><text:span text:style-name="T32"> les pages du site.</text:span><text:span text:style-name="T34">L</text:span><text:span text:style-name="T31">es éléments visuels à réutiliser <text:s/></text:span><text:span text:style-name="T32">sont les images ,La police </text:span><text:span text:style-name="T35">utilisée.</text:span><text:span text:style-name="T31"> <text:s text:c="9"/></text:span></text:p>
          <text:p text:style-name="P30"><text:s text:c="4"/></text:p>
          <text:p text:style-name="P21"/>
          <text:p text:style-name="P18"><text:span text:style-name="T26">3:</text:span>Description fonctionnelle et technique</text:p>
          <text:p text:style-name="P19"><text:span text:style-name="T14">N</text:span><text:span text:style-name="T11">otre site </text:span><text:span text:style-name="T14">ne comprend pas de boutique en ligne et n’est pas sécurisé donc peut être visité par n’importe quel utilisateur.</text:span></text:p>
          <text:p text:style-name="P24"><text:span text:style-name="T26">3</text:span>-<text:span text:style-name="T26">1</text:span>: Informations relatives au contenu</text:p>
          <text:p text:style-name="P28"><text:soft-page-break/>le site contient des images des diapos et des descriptions. Pour cela nous avons besoin des photos de l’hôtel et des informations par rapport aux personnels, aux activités, aux événements, aux chambres, la localisation de SAH... </text:p>
        </text:list-item>
      </text:list>
      <text:p text:style-name="P12"/>
      <text:p text:style-name="P12"><text:s text:c="6"/><text:span text:style-name="T11"><text:s/></text:span><text:span text:style-name="T28">3-2 :</text:span><text:span text:style-name="T27">Contraintes techniques :</text:span></text:p>
      <text:p text:style-name="P11"><text:s text:c="8"/><text:span text:style-name="T16">les technologies privilégiées sont les langages et les <text:s/>framework</text:span></text:p>
      <text:p text:style-name="P10"><text:s text:c="8"/>notre site doit <text:span text:style-name="T19">être</text:span> compatible à <text:span text:style-name="T19">Google</text:span> <text:span text:style-name="T19">Firefox</text:span> </text:p>
      <text:p text:style-name="P10"><text:s text:c="6"/>les intégrations à des <text:span text:style-name="T19">systèmes</text:span> tiers à <text:span text:style-name="T19">prévoir</text:span> sont les réseaux <text:s text:c="58"/><text:span text:style-name="T24">s</text:span>ociaux, <text:span text:style-name="T17">comptabilité, facturation</text:span></text:p>
      <text:list xml:id="list200841898359873" text:continue-numbering="true" text:style-name="L1">
        <text:list-header>
          <text:p text:style-name="P17"><text:span text:style-name="T25">4-</text:span>Prestations attendues et modalités de sélection des prestataires</text:p>
        </text:list-header>
      </text:list>
      <text:p text:style-name="P13"><text:s text:c="9"/><text:span text:style-name="T27">4-1. Prestations attendues:</text:span></text:p>
      <text:p text:style-name="P7"><text:s text:c="9"/>A nos futurs prestataires, nous faisons la sous-traitance </text:p>
      <text:p text:style-name="P8"><text:s text:c="9"/>Développement</text:p>
      <text:p text:style-name="P9"><text:s text:c="9"/>Intégration</text:p>
      <text:p text:style-name="P5"><text:s text:c="7"/> <text:span text:style-name="T28">4-2 </text:span><text:span text:style-name="T7">Planning:</text:span></text:p>
      <text:p text:style-name="P2"><text:span text:style-name="T20"><text:s text:c="7"/>la date limite soumission de candidature pour les prestataires </text:span><text:span text:style-name="T21">est de <text:s text:c="22"/>5jour </text:span><text:span text:style-name="T22">l</text:span><text:span text:style-name="T21">es dates prévues pour d’éventuelles soutenances orales sont de</text:span><text:span text:style-name="T8"> </text:span></text:p>
      <text:p text:style-name="P14"/>
      <text:p text:style-name="P2"><text:span text:style-name="T21"><text:s text:c="5"/>la </text:span><text:span text:style-name="T18">date de sélection du prestataire est de 2jours</text:span></text:p>
      <text:p text:style-name="P2"><text:span text:style-name="T18"><text:s text:c="5"/>la </text:span>livraison finale du projet  <text:span text:style-name="T18">est de 7jours</text:span></text:p>
      <text:p text:style-name="P2"/>
      <text:p text:style-name="P3"><text:span text:style-name="T2"><text:s text:c="6"/></text:span><text:span text:style-name="T19">4-3:</text:span>Méthodologie de suivi</text:p>
      <text:p text:style-name="P1"/>
      <text:p text:style-name="P4"><text:span text:style-name="T4"><text:s text:c="4"/>le suivi du projet se fait par </text:span> <text:span text:style-name="T3">échanges téléphoniques hebdomadaires <text:s/></text:span><text:span text:style-name="T5">et <text:s text:c="8"/>par </text:span><text:span text:style-name="T6">mail</text:span></text:p>
      <text:p text:style-name="P15"/>
      <text:p text:style-name="P16"/>
      <text:p text:style-name="P16"/>
      <text:p text:style-name="P16"/>
      <text:p text:style-name="P1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Helvetica, sans-serif"/>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1:24:38.336184486</meta:creation-date>
    <meta:generator>LibreOffice/6.0.7.3$Linux_X86_64 LibreOffice_project/00m0$Build-3</meta:generator>
    <dc:date>2019-04-18T20:08:39.513179362</dc:date>
    <meta:editing-duration>PT4H37M49S</meta:editing-duration>
    <meta:editing-cycles>15</meta:editing-cycles>
    <meta:document-statistic meta:table-count="0" meta:image-count="0" meta:object-count="0" meta:page-count="2" meta:paragraph-count="30" meta:word-count="373" meta:character-count="2634" meta:non-whitespace-character-count="2073"/>
  </office:meta>
</office:document-meta>
</file>